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VIC</text:p>
      <text:p text:style-name="P1"/>
      <text:p text:style-name="P1"/>
      <text:p text:style-name="P2">Secretaria </text:p>
      <text:p text:style-name="P2"/>
      <text:p text:style-name="P3">Cadastro de Discípulos</text:p>
      <text:p text:style-name="P3">Cadastro de Turmas </text:p>
      <text:p text:style-name="P3">Cadastro de Redes</text:p>
      <text:p text:style-name="P3">Cadastro de Tipo Evento</text:p>
      <text:p text:style-name="P3">Cadastro de Eventos</text:p>
      <text:p text:style-name="P3">Cadastro de Ministérios</text:p>
      <text:p text:style-name="P3">Cadastro de Células</text:p>
      <text:p text:style-name="P3">Cadastro de Relatório de Células</text:p>
      <text:p text:style-name="P3">Fazer Inscrição</text:p>
      <text:p text:style-name="P3">Movimento Financeiro</text:p>
      <text:p text:style-name="P3"/>
      <text:p text:style-name="P2">Financei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12T14:29:52.75</meta:creation-date>
    <dc:date>2014-08-13T08:31:26.36</dc:date>
    <meta:editing-duration>PT17H34M55S</meta:editing-duration>
    <meta:editing-cycles>13</meta:editing-cycles>
    <meta:generator>BrOffice.org/3.2$Win32 OpenOffice.org_project/320m18$Build-9502</meta:generator>
    <meta:document-statistic meta:table-count="0" meta:image-count="0" meta:object-count="0" meta:page-count="1" meta:paragraph-count="13" meta:word-count="34" meta:character-count="235"/>
  </office:meta>
</office:document-meta>
</file>